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1in" style:rel-column-width="1934*"/>
    </style:style>
    <style:style style:name="IdentificativoPreventivo.B" style:family="table-column">
      <style:table-column-properties style:column-width="2.1465in" style:rel-column-width="3091*"/>
    </style:style>
    <style:style style:name="IdentificativoPreventivo.C" style:family="table-column">
      <style:table-column-properties style:column-width="0.5201in" style:rel-column-width="749*"/>
    </style:style>
    <style:style style:name="IdentificativoPreventivo.D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54in" style:rel-column-width="1923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C"/>
        <table:table-column table:style-name="IdentificativoPreventivo.D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number-columns-spanned="3" table:style-name="IdentificativoPreventivo.A1">
            <text:p text:style-name="Table_20_Contents">
Spett.le
</text:p>
          </table:table-cell>
          <table:covered-table-cell/>
          <table:covered-table-cell/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8/2010</text:span>
</text:p>
          </table:table-cell>
          <table:table-cell office:value-type="string" table:number-columns-spanned="3" table:style-name="IdentificativoPreventivo.A2">
            <text:p text:style-name="P20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1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Mario Mazze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gramma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tr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,00
</text:p>
          </table:table-cell>
          <table:covered-table-cell/>
          <table:table-cell office:value-type="string" table:number-columns-spanned="2" table:style-name="Table2.A1">
            <text:p text:style-name="P17">
€1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9T19:04:18</dc:date>
    <meta:editing-cycles>213</meta:editing-cycles>
    <meta:editing-duration>PT22H00M47S</meta:editing-duration>
    <meta:document-statistic meta:table-count="3" meta:image-count="4" meta:object-count="0" meta:page-count="2" meta:paragraph-count="54" meta:word-count="98" meta:character-count="1201"/>
    <meta:user-defined meta:name="Info 1"/>
    <meta:user-defined meta:name="Info 2"/>
    <meta:user-defined meta:name="Info 3"/>
    <meta:user-defined meta:name="Info 4"/>
  </office:meta>
</office:document-meta>
</file>